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.92mm"/>
    </style:style>
    <style:style style:name="co3" style:family="table-column">
      <style:table-column-properties fo:break-before="auto" style:column-width="28.15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9.82mm"/>
    </style:style>
    <style:style style:name="co6" style:family="table-column">
      <style:table-column-properties fo:break-before="auto" style:column-width="46.74mm"/>
    </style:style>
    <style:style style:name="co8" style:family="table-column">
      <style:table-column-properties fo:break-before="auto" style:column-width="52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builtins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number-columns-repeated="2"/>
          <table:table-cell office:value-type="string">
            <text:p>ArithmeticError</text:p>
          </table:table-cell>
          <table:table-cell office:value-type="string">
            <text:p>&lt;type 'exceptions.ArithmeticError'&gt;</text:p>
          </table:table-cell>
          <table:table-cell/>
          <table:table-cell office:value-type="string">
            <text:p>ArithmeticError</text:p>
          </table:table-cell>
          <table:table-cell office:value-type="string">
            <text:p>&lt;type 'Arithmetic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ssertionError</text:p>
          </table:table-cell>
          <table:table-cell office:value-type="string">
            <text:p>&lt;type 'exceptions.AssertionError'&gt;</text:p>
          </table:table-cell>
          <table:table-cell/>
          <table:table-cell office:value-type="string">
            <text:p>AssertionError</text:p>
          </table:table-cell>
          <table:table-cell office:value-type="string">
            <text:p>&lt;type 'Assertion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Error</text:p>
          </table:table-cell>
          <table:table-cell office:value-type="string">
            <text:p>&lt;type 'exceptions.AttributeError'&gt;</text:p>
          </table:table-cell>
          <table:table-cell/>
          <table:table-cell office:value-type="string">
            <text:p>AttributeError</text:p>
          </table:table-cell>
          <table:table-cell office:value-type="string">
            <text:p>&lt;type 'Attribute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aseException</text:p>
          </table:table-cell>
          <table:table-cell office:value-type="string">
            <text:p>&lt;type 'exceptions.BaseException'&gt;</text:p>
          </table:table-cell>
          <table:table-cell/>
          <table:table-cell office:value-type="string">
            <text:p>BaseException</text:p>
          </table:table-cell>
          <table:table-cell office:value-type="string">
            <text:p>&lt;type 'BaseException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ufferError</text:p>
          </table:table-cell>
          <table:table-cell office:value-type="string">
            <text:p>&lt;type 'exceptions.BufferError'&gt;</text:p>
          </table:table-cell>
          <table:table-cell/>
          <table:table-cell office:value-type="string">
            <text:p>BufferError</text:p>
          </table:table-cell>
          <table:table-cell office:value-type="string">
            <text:p>&lt;type 'Buffer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ytesWarning</text:p>
          </table:table-cell>
          <table:table-cell office:value-type="string">
            <text:p>&lt;type 'exceptions.BytesWarning'&gt;</text:p>
          </table:table-cell>
          <table:table-cell/>
          <table:table-cell office:value-type="string">
            <text:p>BytesWarning</text:p>
          </table:table-cell>
          <table:table-cell office:value-type="string">
            <text:p>&lt;type 'BytesWarning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eprecationWarning</text:p>
          </table:table-cell>
          <table:table-cell office:value-type="string">
            <text:p>&lt;type 'exceptions.DeprecationWarning'&gt;</text:p>
          </table:table-cell>
          <table:table-cell/>
          <table:table-cell office:value-type="string">
            <text:p>DeprecationWarning</text:p>
          </table:table-cell>
          <table:table-cell office:value-type="string">
            <text:p>&lt;type 'DeprecationWarning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EOFError</text:p>
          </table:table-cell>
          <table:table-cell office:value-type="string">
            <text:p>&lt;type 'exceptions.EOFError'&gt;</text:p>
          </table:table-cell>
          <table:table-cell/>
          <table:table-cell office:value-type="string">
            <text:p>EOFError</text:p>
          </table:table-cell>
          <table:table-cell office:value-type="string">
            <text:p>&lt;type 'EOF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string">
            <text:p>Ellipsis</text:p>
          </table:table-cell>
          <table:table-cell/>
          <table:table-cell table:number-columns-repeated="2" office:value-type="string">
            <text:p>Ellipsi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EnvironmentError</text:p>
          </table:table-cell>
          <table:table-cell office:value-type="string">
            <text:p>&lt;type 'exceptions.EnvironmentError'&gt;</text:p>
          </table:table-cell>
          <table:table-cell/>
          <table:table-cell office:value-type="string">
            <text:p>EnvironmentError</text:p>
          </table:table-cell>
          <table:table-cell office:value-type="string">
            <text:p>&lt;type 'Environment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Exception</text:p>
          </table:table-cell>
          <table:table-cell office:value-type="string">
            <text:p>&lt;type 'exceptions.Exception'&gt;</text:p>
          </table:table-cell>
          <table:table-cell/>
          <table:table-cell office:value-type="string">
            <text:p>Exception</text:p>
          </table:table-cell>
          <table:table-cell office:value-type="string">
            <text:p>&lt;type 'Exception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/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FloatingPointError</text:p>
          </table:table-cell>
          <table:table-cell office:value-type="string">
            <text:p>&lt;type 'exceptions.FloatingPointError'&gt;</text:p>
          </table:table-cell>
          <table:table-cell/>
          <table:table-cell office:value-type="string">
            <text:p>FloatingPointError</text:p>
          </table:table-cell>
          <table:table-cell office:value-type="string">
            <text:p>&lt;type 'FloatingPoint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FutureWarning</text:p>
          </table:table-cell>
          <table:table-cell office:value-type="string">
            <text:p>&lt;type 'exceptions.FutureWarning'&gt;</text:p>
          </table:table-cell>
          <table:table-cell/>
          <table:table-cell office:value-type="string">
            <text:p>FutureWarning</text:p>
          </table:table-cell>
          <table:table-cell office:value-type="string">
            <text:p>&lt;type 'FutureWarning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GeneratorExit</text:p>
          </table:table-cell>
          <table:table-cell office:value-type="string">
            <text:p>&lt;type 'exceptions.GeneratorExit'&gt;</text:p>
          </table:table-cell>
          <table:table-cell/>
          <table:table-cell office:value-type="string">
            <text:p>GeneratorExit</text:p>
          </table:table-cell>
          <table:table-cell office:value-type="string">
            <text:p>&lt;type 'GeneratorExit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IOError</text:p>
          </table:table-cell>
          <table:table-cell office:value-type="string">
            <text:p>&lt;type 'exceptions.IOError'&gt;</text:p>
          </table:table-cell>
          <table:table-cell/>
          <table:table-cell office:value-type="string">
            <text:p>IOError</text:p>
          </table:table-cell>
          <table:table-cell office:value-type="string">
            <text:p>&lt;type 'IO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ImportError</text:p>
          </table:table-cell>
          <table:table-cell office:value-type="string">
            <text:p>&lt;type 'exceptions.ImportError'&gt;</text:p>
          </table:table-cell>
          <table:table-cell/>
          <table:table-cell office:value-type="string">
            <text:p>ImportError</text:p>
          </table:table-cell>
          <table:table-cell office:value-type="string">
            <text:p>&lt;type 'Import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ImportWarning</text:p>
          </table:table-cell>
          <table:table-cell office:value-type="string">
            <text:p>&lt;type 'exceptions.ImportWarning'&gt;</text:p>
          </table:table-cell>
          <table:table-cell/>
          <table:table-cell office:value-type="string">
            <text:p>ImportWarning</text:p>
          </table:table-cell>
          <table:table-cell office:value-type="string">
            <text:p>&lt;type 'ImportWarning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IndentationError</text:p>
          </table:table-cell>
          <table:table-cell office:value-type="string">
            <text:p>&lt;type 'exceptions.IndentationError'&gt;</text:p>
          </table:table-cell>
          <table:table-cell/>
          <table:table-cell office:value-type="string">
            <text:p>IndentationError</text:p>
          </table:table-cell>
          <table:table-cell office:value-type="string">
            <text:p>&lt;type 'Indentation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IndexError</text:p>
          </table:table-cell>
          <table:table-cell office:value-type="string">
            <text:p>&lt;type 'exceptions.IndexError'&gt;</text:p>
          </table:table-cell>
          <table:table-cell/>
          <table:table-cell office:value-type="string">
            <text:p>IndexError</text:p>
          </table:table-cell>
          <table:table-cell office:value-type="string">
            <text:p>&lt;type 'Index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KeyError</text:p>
          </table:table-cell>
          <table:table-cell office:value-type="string">
            <text:p>&lt;type 'exceptions.KeyError'&gt;</text:p>
          </table:table-cell>
          <table:table-cell/>
          <table:table-cell office:value-type="string">
            <text:p>KeyError</text:p>
          </table:table-cell>
          <table:table-cell office:value-type="string">
            <text:p>&lt;type 'Key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KeyboardInterrupt</text:p>
          </table:table-cell>
          <table:table-cell office:value-type="string">
            <text:p>&lt;type 'exceptions.KeyboardInterrupt'&gt;</text:p>
          </table:table-cell>
          <table:table-cell/>
          <table:table-cell office:value-type="string">
            <text:p>KeyboardInterrupt</text:p>
          </table:table-cell>
          <table:table-cell office:value-type="string">
            <text:p>&lt;type 'KeyboardInterrupt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LookupError</text:p>
          </table:table-cell>
          <table:table-cell office:value-type="string">
            <text:p>&lt;type 'exceptions.LookupError'&gt;</text:p>
          </table:table-cell>
          <table:table-cell/>
          <table:table-cell office:value-type="string">
            <text:p>LookupError</text:p>
          </table:table-cell>
          <table:table-cell office:value-type="string">
            <text:p>&lt;type 'Lookup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emoryError</text:p>
          </table:table-cell>
          <table:table-cell office:value-type="string">
            <text:p>&lt;type 'exceptions.MemoryError'&gt;</text:p>
          </table:table-cell>
          <table:table-cell/>
          <table:table-cell office:value-type="string">
            <text:p>MemoryError</text:p>
          </table:table-cell>
          <table:table-cell office:value-type="string">
            <text:p>&lt;type 'Memory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NameError</text:p>
          </table:table-cell>
          <table:table-cell office:value-type="string">
            <text:p>&lt;type 'exceptions.NameError'&gt;</text:p>
          </table:table-cell>
          <table:table-cell/>
          <table:table-cell office:value-type="string">
            <text:p>NameError</text:p>
          </table:table-cell>
          <table:table-cell office:value-type="string">
            <text:p>&lt;type 'Name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string">
            <text:p>None</text:p>
          </table:table-cell>
          <table:table-cell/>
          <table:table-cell table:number-columns-repeated="2" office:value-type="string">
            <text:p>Non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string">
            <text:p>NotImplemented</text:p>
          </table:table-cell>
          <table:table-cell/>
          <table:table-cell table:number-columns-repeated="2" office:value-type="string">
            <text:p>NotImplement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NotImplementedError</text:p>
          </table:table-cell>
          <table:table-cell office:value-type="string">
            <text:p>&lt;type 'exceptions.NotImplementedError'&gt;</text:p>
          </table:table-cell>
          <table:table-cell/>
          <table:table-cell office:value-type="string">
            <text:p>NotImplementedError</text:p>
          </table:table-cell>
          <table:table-cell office:value-type="string">
            <text:p>&lt;type 'NotImplemented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SError</text:p>
          </table:table-cell>
          <table:table-cell office:value-type="string">
            <text:p>&lt;type 'exceptions.OSError'&gt;</text:p>
          </table:table-cell>
          <table:table-cell/>
          <table:table-cell office:value-type="string">
            <text:p>OSError</text:p>
          </table:table-cell>
          <table:table-cell office:value-type="string">
            <text:p>&lt;type 'OS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verflowError</text:p>
          </table:table-cell>
          <table:table-cell office:value-type="string">
            <text:p>&lt;type 'exceptions.OverflowError'&gt;</text:p>
          </table:table-cell>
          <table:table-cell/>
          <table:table-cell office:value-type="string">
            <text:p>OverflowError</text:p>
          </table:table-cell>
          <table:table-cell office:value-type="string">
            <text:p>&lt;type 'Overflow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endingDeprecationWarning</text:p>
          </table:table-cell>
          <table:table-cell office:value-type="string">
            <text:p>&lt;type 'exceptions.PendingDeprecationWarning'&gt;</text:p>
          </table:table-cell>
          <table:table-cell/>
          <table:table-cell office:value-type="string">
            <text:p>PendingDeprecationWarning</text:p>
          </table:table-cell>
          <table:table-cell office:value-type="string">
            <text:p>&lt;type 'PendingDeprecationWarning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eferenceError</text:p>
          </table:table-cell>
          <table:table-cell office:value-type="string">
            <text:p>&lt;type 'exceptions.ReferenceError'&gt;</text:p>
          </table:table-cell>
          <table:table-cell/>
          <table:table-cell office:value-type="string">
            <text:p>ReferenceError</text:p>
          </table:table-cell>
          <table:table-cell office:value-type="string">
            <text:p>&lt;type 'Reference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untimeError</text:p>
          </table:table-cell>
          <table:table-cell office:value-type="string">
            <text:p>&lt;type 'exceptions.RuntimeError'&gt;</text:p>
          </table:table-cell>
          <table:table-cell/>
          <table:table-cell office:value-type="string">
            <text:p>RuntimeError</text:p>
          </table:table-cell>
          <table:table-cell office:value-type="string">
            <text:p>&lt;type 'Runtime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untimeWarning</text:p>
          </table:table-cell>
          <table:table-cell office:value-type="string">
            <text:p>&lt;type 'exceptions.RuntimeWarning'&gt;</text:p>
          </table:table-cell>
          <table:table-cell/>
          <table:table-cell office:value-type="string">
            <text:p>RuntimeWarning</text:p>
          </table:table-cell>
          <table:table-cell office:value-type="string">
            <text:p>&lt;type 'RuntimeWarning'&gt;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StandardError</text:p>
          </table:table-cell>
          <table:table-cell office:value-type="string">
            <text:p>&lt;type 'exceptions.StandardError'&gt;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opIteration</text:p>
          </table:table-cell>
          <table:table-cell office:value-type="string">
            <text:p>&lt;type 'exceptions.StopIteration'&gt;</text:p>
          </table:table-cell>
          <table:table-cell/>
          <table:table-cell office:value-type="string">
            <text:p>StopIteration</text:p>
          </table:table-cell>
          <table:table-cell office:value-type="string">
            <text:p>&lt;type 'StopIteration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yntaxError</text:p>
          </table:table-cell>
          <table:table-cell office:value-type="string">
            <text:p>&lt;type 'exceptions.SyntaxError'&gt;</text:p>
          </table:table-cell>
          <table:table-cell/>
          <table:table-cell office:value-type="string">
            <text:p>SyntaxError</text:p>
          </table:table-cell>
          <table:table-cell office:value-type="string">
            <text:p>&lt;type 'Syntax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yntaxWarning</text:p>
          </table:table-cell>
          <table:table-cell office:value-type="string">
            <text:p>&lt;type 'exceptions.SyntaxWarning'&gt;</text:p>
          </table:table-cell>
          <table:table-cell/>
          <table:table-cell office:value-type="string">
            <text:p>SyntaxWarning</text:p>
          </table:table-cell>
          <table:table-cell office:value-type="string">
            <text:p>&lt;type 'SyntaxWarning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ystemError</text:p>
          </table:table-cell>
          <table:table-cell office:value-type="string">
            <text:p>&lt;type 'exceptions.SystemError'&gt;</text:p>
          </table:table-cell>
          <table:table-cell/>
          <table:table-cell office:value-type="string">
            <text:p>SystemError</text:p>
          </table:table-cell>
          <table:table-cell office:value-type="string">
            <text:p>&lt;type 'System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ystemExit</text:p>
          </table:table-cell>
          <table:table-cell office:value-type="string">
            <text:p>&lt;type 'exceptions.SystemExit'&gt;</text:p>
          </table:table-cell>
          <table:table-cell/>
          <table:table-cell office:value-type="string">
            <text:p>SystemExit</text:p>
          </table:table-cell>
          <table:table-cell office:value-type="string">
            <text:p>&lt;type 'SystemExit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abError</text:p>
          </table:table-cell>
          <table:table-cell office:value-type="string">
            <text:p>&lt;type 'exceptions.TabError'&gt;</text:p>
          </table:table-cell>
          <table:table-cell/>
          <table:table-cell office:value-type="string">
            <text:p>TabError</text:p>
          </table:table-cell>
          <table:table-cell office:value-type="string">
            <text:p>&lt;type 'Tab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>
            <text:p>True</text:p>
          </table:table-cell>
          <table:table-cell table:style-name="ce2" office:value-type="string">
            <text:p>True</text:p>
          </table:table-cell>
          <table:table-cell/>
          <table:table-cell table:style-name="ce2" office:value-type="string">
            <text:p>True</text:p>
          </table:table-cell>
          <table:table-cell table:style-name="ce2"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ypeError</text:p>
          </table:table-cell>
          <table:table-cell office:value-type="string">
            <text:p>&lt;type 'exceptions.TypeError'&gt;</text:p>
          </table:table-cell>
          <table:table-cell/>
          <table:table-cell office:value-type="string">
            <text:p>TypeError</text:p>
          </table:table-cell>
          <table:table-cell office:value-type="string">
            <text:p>&lt;type 'Type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UnboundLocalError</text:p>
          </table:table-cell>
          <table:table-cell office:value-type="string">
            <text:p>&lt;type 'exceptions.UnboundLocalError'&gt;</text:p>
          </table:table-cell>
          <table:table-cell/>
          <table:table-cell office:value-type="string">
            <text:p>UnboundLocalError</text:p>
          </table:table-cell>
          <table:table-cell office:value-type="string">
            <text:p>&lt;type 'UnboundLocal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UnicodeDecodeError</text:p>
          </table:table-cell>
          <table:table-cell office:value-type="string">
            <text:p>&lt;type 'exceptions.UnicodeDecodeError'&gt;</text:p>
          </table:table-cell>
          <table:table-cell/>
          <table:table-cell office:value-type="string">
            <text:p>UnicodeDecodeError</text:p>
          </table:table-cell>
          <table:table-cell office:value-type="string">
            <text:p>&lt;type 'UnicodeDecode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UnicodeEncodeError</text:p>
          </table:table-cell>
          <table:table-cell office:value-type="string">
            <text:p>&lt;type 'exceptions.UnicodeEncodeError'&gt;</text:p>
          </table:table-cell>
          <table:table-cell/>
          <table:table-cell office:value-type="string">
            <text:p>UnicodeEncodeError</text:p>
          </table:table-cell>
          <table:table-cell office:value-type="string">
            <text:p>&lt;type 'UnicodeEncode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UnicodeError</text:p>
          </table:table-cell>
          <table:table-cell office:value-type="string">
            <text:p>&lt;type 'exceptions.UnicodeError'&gt;</text:p>
          </table:table-cell>
          <table:table-cell/>
          <table:table-cell office:value-type="string">
            <text:p>UnicodeError</text:p>
          </table:table-cell>
          <table:table-cell office:value-type="string">
            <text:p>&lt;type 'Unicode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UnicodeTranslateError</text:p>
          </table:table-cell>
          <table:table-cell office:value-type="string">
            <text:p>&lt;type 'exceptions.UnicodeTranslateError'&gt;</text:p>
          </table:table-cell>
          <table:table-cell/>
          <table:table-cell office:value-type="string">
            <text:p>UnicodeTranslateError</text:p>
          </table:table-cell>
          <table:table-cell office:value-type="string">
            <text:p>&lt;type 'UnicodeTranslate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UnicodeWarning</text:p>
          </table:table-cell>
          <table:table-cell office:value-type="string">
            <text:p>&lt;type 'exceptions.UnicodeWarning'&gt;</text:p>
          </table:table-cell>
          <table:table-cell/>
          <table:table-cell office:value-type="string">
            <text:p>UnicodeWarning</text:p>
          </table:table-cell>
          <table:table-cell office:value-type="string">
            <text:p>&lt;type 'UnicodeWarning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UserWarning</text:p>
          </table:table-cell>
          <table:table-cell office:value-type="string">
            <text:p>&lt;type 'exceptions.UserWarning'&gt;</text:p>
          </table:table-cell>
          <table:table-cell/>
          <table:table-cell office:value-type="string">
            <text:p>UserWarning</text:p>
          </table:table-cell>
          <table:table-cell office:value-type="string">
            <text:p>&lt;type 'UserWarning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ValueError</text:p>
          </table:table-cell>
          <table:table-cell office:value-type="string">
            <text:p>&lt;type 'exceptions.ValueError'&gt;</text:p>
          </table:table-cell>
          <table:table-cell/>
          <table:table-cell office:value-type="string">
            <text:p>ValueError</text:p>
          </table:table-cell>
          <table:table-cell office:value-type="string">
            <text:p>&lt;type 'ValueError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Warning</text:p>
          </table:table-cell>
          <table:table-cell office:value-type="string">
            <text:p>&lt;type 'exceptions.Warning'&gt;</text:p>
          </table:table-cell>
          <table:table-cell/>
          <table:table-cell office:value-type="string">
            <text:p>Warning</text:p>
          </table:table-cell>
          <table:table-cell office:value-type="string">
            <text:p>&lt;type 'Warning'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ZeroDivisionError</text:p>
          </table:table-cell>
          <table:table-cell office:value-type="string">
            <text:p>&lt;type 'exceptions.ZeroDivisionError'&gt;</text:p>
          </table:table-cell>
          <table:table-cell/>
          <table:table-cell office:value-type="string">
            <text:p>ZeroDivisionError</text:p>
          </table:table-cell>
          <table:table-cell office:value-type="string">
            <text:p>&lt;type 'ZeroDivisionError'&gt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__build_class__</text:p>
          </table:table-cell>
          <table:table-cell office:value-type="string">
            <text:p>&lt;built-in function __build_class__&gt;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__debug__</text:p>
          </table:table-cell>
          <table:table-cell table:style-name="ce2" office:value-type="string">
            <text:p>True</text:p>
          </table:table-cell>
          <table:table-cell table:formula="of:=IF(AND([.C56]=[.F56]; [.D56]=[.G56]);&quot;==&quot;;&quot;&quot;)">
            <text:p/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__doc__</text:p>
          </table:table-cell>
          <table:table-cell office:value-type="string">
            <text:p>None</text:p>
          </table:table-cell>
          <table:table-cell table:formula="of:=IF(AND([.C57]=[.F57]; [.D57]=[.G57]);&quot;==&quot;;&quot;&quot;)">
            <text:p/>
          </table:table-cell>
          <table:table-cell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__name__</text:p>
          </table:table-cell>
          <table:table-cell office:value-type="string">
            <text:p>__main__'</text:p>
          </table:table-cell>
          <table:table-cell table:formula="of:=IF(AND([.C58]=[.F58]; [.D58]=[.G58]);&quot;==&quot;;&quot;&quot;)">
            <text:p/>
          </table:table-cell>
          <table:table-cell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__package__</text:p>
          </table:table-cell>
          <table:table-cell office:value-type="string">
            <text:p>None</text:p>
          </table:table-cell>
          <table:table-cell table:formula="of:=IF(AND([.C59]=[.F59]; [.D59]=[.G59]);&quot;==&quot;;&quot;&quot;)">
            <text:p/>
          </table:table-cell>
          <table:table-cell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__file__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v2</text:p>
          </table:table-cell>
          <table:table-cell table:style-name="ce1" office:value-type="string">
            <text:p>v3</text:p>
          </table:table-cell>
          <table:table-cell table:style-name="ce1" office:value-type="string">
            <text:p>ident</text:p>
          </table:table-cell>
          <table:table-cell table:style-name="ce1" office:value-type="string">
            <text:p>descr</text:p>
          </table:table-cell>
          <table:table-cell table:style-name="ce1" office:value-type="string">
            <text:p>vv</text:p>
          </table:table-cell>
          <table:table-cell table:style-name="ce1" office:value-type="string">
            <text:p>id2</text:p>
          </table:table-cell>
          <table:table-cell table:style-name="ce1" office:value-type="string">
            <text:p>com</text:p>
          </table:table-cell>
          <table:table-cell table:style-name="ce1" table:number-columns-repeated="1017"/>
        </table:table-row>
        <table:table-row table:style-name="ro1">
          <table:table-cell table:number-columns-repeated="2"/>
          <table:table-cell office:value-type="string">
            <text:p>__import__</text:p>
          </table:table-cell>
          <table:table-cell office:value-type="string">
            <text:p>&lt;built-in function __import__&gt;</text:p>
          </table:table-cell>
          <table:table-cell table:formula="of:=IF(AND([.A64]=2;[.B64]=3);&quot;(2≠3)&quot;;IF([.A64]=2;&quot;(≤2)&quot;;IF([.B64]=3;&quot;(≥3)&quot;;&quot;&quot;)))">
            <text:p/>
          </table:table-cell>
          <table:table-cell table:formula="of:=CONCATENATE([.C64];&quot; &quot;; [.E64])" office:value-type="string" office:string-value="__import__ ">
            <text:p>__import__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bs</text:p>
          </table:table-cell>
          <table:table-cell office:value-type="string">
            <text:p>&lt;built-in function abs&gt;</text:p>
          </table:table-cell>
          <table:table-cell table:formula="of:=IF(AND([.A65]=2;[.B65]=3);&quot;(2≠3)&quot;;IF([.A65]=2;&quot;(≤2)&quot;;IF([.B65]=3;&quot;(≥3)&quot;;&quot;&quot;)))">
            <text:p/>
          </table:table-cell>
          <table:table-cell table:formula="of:=CONCATENATE([.C65];&quot; &quot;; [.E65])" office:value-type="string" office:string-value="abs ">
            <text:p>abs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ll</text:p>
          </table:table-cell>
          <table:table-cell office:value-type="string">
            <text:p>&lt;built-in function all&gt;</text:p>
          </table:table-cell>
          <table:table-cell table:formula="of:=IF(AND([.A66]=2;[.B66]=3);&quot;(2≠3)&quot;;IF([.A66]=2;&quot;(≤2)&quot;;IF([.B66]=3;&quot;(≥3)&quot;;&quot;&quot;)))">
            <text:p/>
          </table:table-cell>
          <table:table-cell table:formula="of:=CONCATENATE([.C66];&quot; &quot;; [.E66])" office:value-type="string" office:string-value="all ">
            <text:p>all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ny</text:p>
          </table:table-cell>
          <table:table-cell office:value-type="string">
            <text:p>&lt;built-in function any&gt;</text:p>
          </table:table-cell>
          <table:table-cell table:formula="of:=IF(AND([.A67]=2;[.B67]=3);&quot;(2≠3)&quot;;IF([.A67]=2;&quot;(≤2)&quot;;IF([.B67]=3;&quot;(≥3)&quot;;&quot;&quot;)))">
            <text:p/>
          </table:table-cell>
          <table:table-cell table:formula="of:=CONCATENATE([.C67];&quot; &quot;; [.E67])" office:value-type="string" office:string-value="any ">
            <text:p>any 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apply</text:p>
          </table:table-cell>
          <table:table-cell office:value-type="string">
            <text:p>&lt;built-in function apply&gt;</text:p>
          </table:table-cell>
          <table:table-cell table:formula="of:=IF(AND([.A68]=2;[.B68]=3);&quot;(2≠3)&quot;;IF([.A68]=2;&quot;(≤2)&quot;;IF([.B68]=3;&quot;(≥3)&quot;;&quot;&quot;)))" office:value-type="string" office:string-value="(≤2)">
            <text:p>(≤2)</text:p>
          </table:table-cell>
          <table:table-cell table:formula="of:=CONCATENATE([.C68];&quot; &quot;; [.E68])" office:value-type="string" office:string-value="apply (≤2)">
            <text:p>apply (≤2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scii</text:p>
          </table:table-cell>
          <table:table-cell office:value-type="string">
            <text:p>&lt;built-in function ascii&gt;</text:p>
          </table:table-cell>
          <table:table-cell table:formula="of:=IF(AND([.A69]=2;[.B69]=3);&quot;(2≠3)&quot;;IF([.A69]=2;&quot;(≤2)&quot;;IF([.B69]=3;&quot;(≥3)&quot;;&quot;&quot;)))" office:value-type="string" office:string-value="(≥3)">
            <text:p>(≥3)</text:p>
          </table:table-cell>
          <table:table-cell table:formula="of:=CONCATENATE([.C69];&quot; &quot;; [.E69])" office:value-type="string" office:string-value="ascii (≥3)">
            <text:p>ascii (≥3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bin</text:p>
          </table:table-cell>
          <table:table-cell office:value-type="string">
            <text:p>&lt;built-in function bin&gt;</text:p>
          </table:table-cell>
          <table:table-cell table:formula="of:=IF(AND([.A70]=2;[.B70]=3);&quot;(2≠3)&quot;;IF([.A70]=2;&quot;(≤2)&quot;;IF([.B70]=3;&quot;(≥3)&quot;;&quot;&quot;)))">
            <text:p/>
          </table:table-cell>
          <table:table-cell table:formula="of:=CONCATENATE([.C70];&quot; &quot;; [.E70])" office:value-type="string" office:string-value="bin ">
            <text:p>bin 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allable</text:p>
          </table:table-cell>
          <table:table-cell office:value-type="string">
            <text:p>&lt;built-in function callable&gt;</text:p>
          </table:table-cell>
          <table:table-cell table:formula="of:=IF(AND([.A71]=2;[.B71]=3);&quot;(2≠3)&quot;;IF([.A71]=2;&quot;(≤2)&quot;;IF([.B71]=3;&quot;(≥3)&quot;;&quot;&quot;)))" office:value-type="string" office:string-value="(≤2)">
            <text:p>(≤2)</text:p>
          </table:table-cell>
          <table:table-cell table:formula="of:=CONCATENATE([.C71];&quot; &quot;; [.E71])" office:value-type="string" office:string-value="callable (≤2)">
            <text:p>callable (≤2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hr</text:p>
          </table:table-cell>
          <table:table-cell office:value-type="string">
            <text:p>&lt;built-in function chr&gt;</text:p>
          </table:table-cell>
          <table:table-cell table:formula="of:=IF(AND([.A72]=2;[.B72]=3);&quot;(2≠3)&quot;;IF([.A72]=2;&quot;(≤2)&quot;;IF([.B72]=3;&quot;(≥3)&quot;;&quot;&quot;)))">
            <text:p/>
          </table:table-cell>
          <table:table-cell table:formula="of:=CONCATENATE([.C72];&quot; &quot;; [.E72])" office:value-type="string" office:string-value="chr ">
            <text:p>chr 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mp</text:p>
          </table:table-cell>
          <table:table-cell office:value-type="string">
            <text:p>&lt;built-in function cmp&gt;</text:p>
          </table:table-cell>
          <table:table-cell table:formula="of:=IF(AND([.A73]=2;[.B73]=3);&quot;(2≠3)&quot;;IF([.A73]=2;&quot;(≤2)&quot;;IF([.B73]=3;&quot;(≥3)&quot;;&quot;&quot;)))" office:value-type="string" office:string-value="(≤2)">
            <text:p>(≤2)</text:p>
          </table:table-cell>
          <table:table-cell table:formula="of:=CONCATENATE([.C73];&quot; &quot;; [.E73])" office:value-type="string" office:string-value="cmp (≤2)">
            <text:p>cmp (≤2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oerce</text:p>
          </table:table-cell>
          <table:table-cell office:value-type="string">
            <text:p>&lt;built-in function coerce&gt;</text:p>
          </table:table-cell>
          <table:table-cell table:formula="of:=IF(AND([.A74]=2;[.B74]=3);&quot;(2≠3)&quot;;IF([.A74]=2;&quot;(≤2)&quot;;IF([.B74]=3;&quot;(≥3)&quot;;&quot;&quot;)))" office:value-type="string" office:string-value="(≤2)">
            <text:p>(≤2)</text:p>
          </table:table-cell>
          <table:table-cell table:formula="of:=CONCATENATE([.C74];&quot; &quot;; [.E74])" office:value-type="string" office:string-value="coerce (≤2)">
            <text:p>coerce (≤2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ompile</text:p>
          </table:table-cell>
          <table:table-cell office:value-type="string">
            <text:p>&lt;built-in function compile&gt;</text:p>
          </table:table-cell>
          <table:table-cell table:formula="of:=IF(AND([.A75]=2;[.B75]=3);&quot;(2≠3)&quot;;IF([.A75]=2;&quot;(≤2)&quot;;IF([.B75]=3;&quot;(≥3)&quot;;&quot;&quot;)))">
            <text:p/>
          </table:table-cell>
          <table:table-cell table:formula="of:=CONCATENATE([.C75];&quot; &quot;; [.E75])" office:value-type="string" office:string-value="compile ">
            <text:p>compile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elattr</text:p>
          </table:table-cell>
          <table:table-cell office:value-type="string">
            <text:p>&lt;built-in function delattr&gt;</text:p>
          </table:table-cell>
          <table:table-cell table:formula="of:=IF(AND([.A76]=2;[.B76]=3);&quot;(2≠3)&quot;;IF([.A76]=2;&quot;(≤2)&quot;;IF([.B76]=3;&quot;(≥3)&quot;;&quot;&quot;)))">
            <text:p/>
          </table:table-cell>
          <table:table-cell table:formula="of:=CONCATENATE([.C76];&quot; &quot;; [.E76])" office:value-type="string" office:string-value="delattr ">
            <text:p>delattr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ir</text:p>
          </table:table-cell>
          <table:table-cell office:value-type="string">
            <text:p>&lt;built-in function dir&gt;</text:p>
          </table:table-cell>
          <table:table-cell table:formula="of:=IF(AND([.A77]=2;[.B77]=3);&quot;(2≠3)&quot;;IF([.A77]=2;&quot;(≤2)&quot;;IF([.B77]=3;&quot;(≥3)&quot;;&quot;&quot;)))">
            <text:p/>
          </table:table-cell>
          <table:table-cell table:formula="of:=CONCATENATE([.C77];&quot; &quot;; [.E77])" office:value-type="string" office:string-value="dir ">
            <text:p>dir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ivmod</text:p>
          </table:table-cell>
          <table:table-cell office:value-type="string">
            <text:p>&lt;built-in function divmod&gt;</text:p>
          </table:table-cell>
          <table:table-cell table:formula="of:=IF(AND([.A78]=2;[.B78]=3);&quot;(2≠3)&quot;;IF([.A78]=2;&quot;(≤2)&quot;;IF([.B78]=3;&quot;(≥3)&quot;;&quot;&quot;)))">
            <text:p/>
          </table:table-cell>
          <table:table-cell table:formula="of:=CONCATENATE([.C78];&quot; &quot;; [.E78])" office:value-type="string" office:string-value="divmod ">
            <text:p>divmod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numerate</text:p>
          </table:table-cell>
          <table:table-cell office:value-type="string">
            <text:p>&lt;type 'enumerate'&gt;</text:p>
          </table:table-cell>
          <table:table-cell table:formula="of:=IF(AND([.A79]=2;[.B79]=3);&quot;(2≠3)&quot;;IF([.A79]=2;&quot;(≤2)&quot;;IF([.B79]=3;&quot;(≥3)&quot;;&quot;&quot;)))">
            <text:p/>
          </table:table-cell>
          <table:table-cell table:formula="of:=CONCATENATE([.C79];&quot; &quot;; [.E79])" office:value-type="string" office:string-value="enumerate ">
            <text:p>enumerate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val</text:p>
          </table:table-cell>
          <table:table-cell office:value-type="string">
            <text:p>&lt;built-in function eval&gt;</text:p>
          </table:table-cell>
          <table:table-cell table:formula="of:=IF(AND([.A80]=2;[.B80]=3);&quot;(2≠3)&quot;;IF([.A80]=2;&quot;(≤2)&quot;;IF([.B80]=3;&quot;(≥3)&quot;;&quot;&quot;)))">
            <text:p/>
          </table:table-cell>
          <table:table-cell table:formula="of:=CONCATENATE([.C80];&quot; &quot;; [.E80])" office:value-type="string" office:string-value="eval ">
            <text:p>eval 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exec</text:p>
          </table:table-cell>
          <table:table-cell office:value-type="string">
            <text:p>&lt;built-in function exec&gt;</text:p>
          </table:table-cell>
          <table:table-cell table:formula="of:=IF(AND([.A81]=2;[.B81]=3);&quot;(2≠3)&quot;;IF([.A81]=2;&quot;(≤2)&quot;;IF([.B81]=3;&quot;(≥3)&quot;;&quot;&quot;)))" office:value-type="string" office:string-value="(≥3)">
            <text:p>(≥3)</text:p>
          </table:table-cell>
          <table:table-cell table:formula="of:=CONCATENATE([.C81];&quot; &quot;; [.E81])" office:value-type="string" office:string-value="exec (≥3)">
            <text:p>exec (≥3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execfile</text:p>
          </table:table-cell>
          <table:table-cell office:value-type="string">
            <text:p>&lt;built-in function execfile&gt;</text:p>
          </table:table-cell>
          <table:table-cell table:formula="of:=IF(AND([.A82]=2;[.B82]=3);&quot;(2≠3)&quot;;IF([.A82]=2;&quot;(≤2)&quot;;IF([.B82]=3;&quot;(≥3)&quot;;&quot;&quot;)))" office:value-type="string" office:string-value="(≤2)">
            <text:p>(≤2)</text:p>
          </table:table-cell>
          <table:table-cell table:formula="of:=CONCATENATE([.C82];&quot; &quot;; [.E82])" office:value-type="string" office:string-value="execfile (≤2)">
            <text:p>execfile (≤2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filter</text:p>
          </table:table-cell>
          <table:table-cell office:value-type="string">
            <text:p>≤2: function, ≥3: class</text:p>
          </table:table-cell>
          <table:table-cell table:formula="of:=IF(AND([.A83]=2;[.B83]=3);&quot;(2≠3)&quot;;IF([.A83]=2;&quot;(≤2)&quot;;IF([.B83]=3;&quot;(≥3)&quot;;&quot;&quot;)))" office:value-type="string" office:string-value="(2≠3)">
            <text:p>(2≠3)</text:p>
          </table:table-cell>
          <table:table-cell table:formula="of:=CONCATENATE([.C83];&quot; &quot;; [.E83])" office:value-type="string" office:string-value="filter (2≠3)">
            <text:p>filter (2≠3)</text:p>
          </table:table-cell>
          <table:table-cell table:formula="of:=[.D83]" office:value-type="string" office:string-value="≤2: function, ≥3: class">
            <text:p>≤2: function, ≥3: clas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format</text:p>
          </table:table-cell>
          <table:table-cell office:value-type="string">
            <text:p>&lt;built-in function format&gt;</text:p>
          </table:table-cell>
          <table:table-cell table:formula="of:=IF(AND([.A84]=2;[.B84]=3);&quot;(2≠3)&quot;;IF([.A84]=2;&quot;(≤2)&quot;;IF([.B84]=3;&quot;(≥3)&quot;;&quot;&quot;)))">
            <text:p/>
          </table:table-cell>
          <table:table-cell table:formula="of:=CONCATENATE([.C84];&quot; &quot;; [.E84])" office:value-type="string" office:string-value="format ">
            <text:p>format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getattr</text:p>
          </table:table-cell>
          <table:table-cell office:value-type="string">
            <text:p>&lt;built-in function getattr&gt;</text:p>
          </table:table-cell>
          <table:table-cell table:formula="of:=IF(AND([.A85]=2;[.B85]=3);&quot;(2≠3)&quot;;IF([.A85]=2;&quot;(≤2)&quot;;IF([.B85]=3;&quot;(≥3)&quot;;&quot;&quot;)))">
            <text:p/>
          </table:table-cell>
          <table:table-cell table:formula="of:=CONCATENATE([.C85];&quot; &quot;; [.E85])" office:value-type="string" office:string-value="getattr ">
            <text:p>getattr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globals</text:p>
          </table:table-cell>
          <table:table-cell office:value-type="string">
            <text:p>&lt;built-in function globals&gt;</text:p>
          </table:table-cell>
          <table:table-cell table:formula="of:=IF(AND([.A86]=2;[.B86]=3);&quot;(2≠3)&quot;;IF([.A86]=2;&quot;(≤2)&quot;;IF([.B86]=3;&quot;(≥3)&quot;;&quot;&quot;)))">
            <text:p/>
          </table:table-cell>
          <table:table-cell table:formula="of:=CONCATENATE([.C86];&quot; &quot;; [.E86])" office:value-type="string" office:string-value="globals ">
            <text:p>globals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hasattr</text:p>
          </table:table-cell>
          <table:table-cell office:value-type="string">
            <text:p>&lt;built-in function hasattr&gt;</text:p>
          </table:table-cell>
          <table:table-cell table:formula="of:=IF(AND([.A87]=2;[.B87]=3);&quot;(2≠3)&quot;;IF([.A87]=2;&quot;(≤2)&quot;;IF([.B87]=3;&quot;(≥3)&quot;;&quot;&quot;)))">
            <text:p/>
          </table:table-cell>
          <table:table-cell table:formula="of:=CONCATENATE([.C87];&quot; &quot;; [.E87])" office:value-type="string" office:string-value="hasattr ">
            <text:p>hasattr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hash</text:p>
          </table:table-cell>
          <table:table-cell office:value-type="string">
            <text:p>&lt;built-in function hash&gt;</text:p>
          </table:table-cell>
          <table:table-cell table:formula="of:=IF(AND([.A88]=2;[.B88]=3);&quot;(2≠3)&quot;;IF([.A88]=2;&quot;(≤2)&quot;;IF([.B88]=3;&quot;(≥3)&quot;;&quot;&quot;)))">
            <text:p/>
          </table:table-cell>
          <table:table-cell table:formula="of:=CONCATENATE([.C88];&quot; &quot;; [.E88])" office:value-type="string" office:string-value="hash ">
            <text:p>hash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hex</text:p>
          </table:table-cell>
          <table:table-cell office:value-type="string">
            <text:p>&lt;built-in function hex&gt;</text:p>
          </table:table-cell>
          <table:table-cell table:formula="of:=IF(AND([.A89]=2;[.B89]=3);&quot;(2≠3)&quot;;IF([.A89]=2;&quot;(≤2)&quot;;IF([.B89]=3;&quot;(≥3)&quot;;&quot;&quot;)))">
            <text:p/>
          </table:table-cell>
          <table:table-cell table:formula="of:=CONCATENATE([.C89];&quot; &quot;; [.E89])" office:value-type="string" office:string-value="hex ">
            <text:p>hex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d</text:p>
          </table:table-cell>
          <table:table-cell office:value-type="string">
            <text:p>&lt;built-in function id&gt;</text:p>
          </table:table-cell>
          <table:table-cell table:formula="of:=IF(AND([.A90]=2;[.B90]=3);&quot;(2≠3)&quot;;IF([.A90]=2;&quot;(≤2)&quot;;IF([.B90]=3;&quot;(≥3)&quot;;&quot;&quot;)))">
            <text:p/>
          </table:table-cell>
          <table:table-cell table:formula="of:=CONCATENATE([.C90];&quot; &quot;; [.E90])" office:value-type="string" office:string-value="id ">
            <text:p>id 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nput</text:p>
          </table:table-cell>
          <table:table-cell office:value-type="string">
            <text:p>&lt;built-in function input&gt;</text:p>
          </table:table-cell>
          <table:table-cell table:formula="of:=IF(AND([.A91]=2;[.B91]=3);&quot;(2≠3)&quot;;IF([.A91]=2;&quot;(≤2)&quot;;IF([.B91]=3;&quot;(≥3)&quot;;&quot;&quot;)))" office:value-type="string" office:string-value="(2≠3)">
            <text:p>(2≠3)</text:p>
          </table:table-cell>
          <table:table-cell table:formula="of:=CONCATENATE([.C91];&quot; &quot;; [.E91])" office:value-type="string" office:string-value="input (2≠3)">
            <text:p>input (2≠3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intern</text:p>
          </table:table-cell>
          <table:table-cell office:value-type="string">
            <text:p>&lt;built-in function intern&gt;</text:p>
          </table:table-cell>
          <table:table-cell table:formula="of:=IF(AND([.A92]=2;[.B92]=3);&quot;(2≠3)&quot;;IF([.A92]=2;&quot;(≤2)&quot;;IF([.B92]=3;&quot;(≥3)&quot;;&quot;&quot;)))" office:value-type="string" office:string-value="(≤2)">
            <text:p>(≤2)</text:p>
          </table:table-cell>
          <table:table-cell table:formula="of:=CONCATENATE([.C92];&quot; &quot;; [.E92])" office:value-type="string" office:string-value="intern (≤2)">
            <text:p>intern (≤2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sinstance</text:p>
          </table:table-cell>
          <table:table-cell office:value-type="string">
            <text:p>&lt;built-in function isinstance&gt;</text:p>
          </table:table-cell>
          <table:table-cell table:formula="of:=IF(AND([.A93]=2;[.B93]=3);&quot;(2≠3)&quot;;IF([.A93]=2;&quot;(≤2)&quot;;IF([.B93]=3;&quot;(≥3)&quot;;&quot;&quot;)))">
            <text:p/>
          </table:table-cell>
          <table:table-cell table:formula="of:=CONCATENATE([.C93];&quot; &quot;; [.E93])" office:value-type="string" office:string-value="isinstance ">
            <text:p>isinstance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ssubclass</text:p>
          </table:table-cell>
          <table:table-cell office:value-type="string">
            <text:p>&lt;built-in function issubclass&gt;</text:p>
          </table:table-cell>
          <table:table-cell table:formula="of:=IF(AND([.A94]=2;[.B94]=3);&quot;(2≠3)&quot;;IF([.A94]=2;&quot;(≤2)&quot;;IF([.B94]=3;&quot;(≥3)&quot;;&quot;&quot;)))">
            <text:p/>
          </table:table-cell>
          <table:table-cell table:formula="of:=CONCATENATE([.C94];&quot; &quot;; [.E94])" office:value-type="string" office:string-value="issubclass ">
            <text:p>issubclass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ter</text:p>
          </table:table-cell>
          <table:table-cell office:value-type="string">
            <text:p>&lt;built-in function iter&gt;</text:p>
          </table:table-cell>
          <table:table-cell table:formula="of:=IF(AND([.A95]=2;[.B95]=3);&quot;(2≠3)&quot;;IF([.A95]=2;&quot;(≤2)&quot;;IF([.B95]=3;&quot;(≥3)&quot;;&quot;&quot;)))">
            <text:p/>
          </table:table-cell>
          <table:table-cell table:formula="of:=CONCATENATE([.C95];&quot; &quot;; [.E95])" office:value-type="string" office:string-value="iter ">
            <text:p>iter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en</text:p>
          </table:table-cell>
          <table:table-cell office:value-type="string">
            <text:p>&lt;built-in function len&gt;</text:p>
          </table:table-cell>
          <table:table-cell table:formula="of:=IF(AND([.A96]=2;[.B96]=3);&quot;(2≠3)&quot;;IF([.A96]=2;&quot;(≤2)&quot;;IF([.B96]=3;&quot;(≥3)&quot;;&quot;&quot;)))">
            <text:p/>
          </table:table-cell>
          <table:table-cell table:formula="of:=CONCATENATE([.C96];&quot; &quot;; [.E96])" office:value-type="string" office:string-value="len ">
            <text:p>len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ocals</text:p>
          </table:table-cell>
          <table:table-cell office:value-type="string">
            <text:p>&lt;built-in function locals&gt;</text:p>
          </table:table-cell>
          <table:table-cell table:formula="of:=IF(AND([.A97]=2;[.B97]=3);&quot;(2≠3)&quot;;IF([.A97]=2;&quot;(≤2)&quot;;IF([.B97]=3;&quot;(≥3)&quot;;&quot;&quot;)))">
            <text:p/>
          </table:table-cell>
          <table:table-cell table:formula="of:=CONCATENATE([.C97];&quot; &quot;; [.E97])" office:value-type="string" office:string-value="locals ">
            <text:p>locals 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ap</text:p>
          </table:table-cell>
          <table:table-cell office:value-type="string">
            <text:p>≤2: function, ≥3: class</text:p>
          </table:table-cell>
          <table:table-cell table:formula="of:=IF(AND([.A98]=2;[.B98]=3);&quot;(2≠3)&quot;;IF([.A98]=2;&quot;(≤2)&quot;;IF([.B98]=3;&quot;(≥3)&quot;;&quot;&quot;)))" office:value-type="string" office:string-value="(2≠3)">
            <text:p>(2≠3)</text:p>
          </table:table-cell>
          <table:table-cell table:formula="of:=CONCATENATE([.C98];&quot; &quot;; [.E98])" office:value-type="string" office:string-value="map (2≠3)">
            <text:p>map (2≠3)</text:p>
          </table:table-cell>
          <table:table-cell table:formula="of:=[.D98]" office:value-type="string" office:string-value="≤2: function, ≥3: class">
            <text:p>≤2: function, ≥3: clas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string">
            <text:p>&lt;built-in function max&gt;</text:p>
          </table:table-cell>
          <table:table-cell table:formula="of:=IF(AND([.A99]=2;[.B99]=3);&quot;(2≠3)&quot;;IF([.A99]=2;&quot;(≤2)&quot;;IF([.B99]=3;&quot;(≥3)&quot;;&quot;&quot;)))">
            <text:p/>
          </table:table-cell>
          <table:table-cell table:formula="of:=CONCATENATE([.C99];&quot; &quot;; [.E99])" office:value-type="string" office:string-value="max ">
            <text:p>max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in</text:p>
          </table:table-cell>
          <table:table-cell office:value-type="string">
            <text:p>&lt;built-in function min&gt;</text:p>
          </table:table-cell>
          <table:table-cell table:formula="of:=IF(AND([.A100]=2;[.B100]=3);&quot;(2≠3)&quot;;IF([.A100]=2;&quot;(≤2)&quot;;IF([.B100]=3;&quot;(≥3)&quot;;&quot;&quot;)))">
            <text:p/>
          </table:table-cell>
          <table:table-cell table:formula="of:=CONCATENATE([.C100];&quot; &quot;; [.E100])" office:value-type="string" office:string-value="min ">
            <text:p>min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next</text:p>
          </table:table-cell>
          <table:table-cell office:value-type="string">
            <text:p>&lt;built-in function next&gt;</text:p>
          </table:table-cell>
          <table:table-cell table:formula="of:=IF(AND([.A101]=2;[.B101]=3);&quot;(2≠3)&quot;;IF([.A101]=2;&quot;(≤2)&quot;;IF([.B101]=3;&quot;(≥3)&quot;;&quot;&quot;)))">
            <text:p/>
          </table:table-cell>
          <table:table-cell table:formula="of:=CONCATENATE([.C101];&quot; &quot;; [.E101])" office:value-type="string" office:string-value="next ">
            <text:p>next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ct</text:p>
          </table:table-cell>
          <table:table-cell office:value-type="string">
            <text:p>&lt;built-in function oct&gt;</text:p>
          </table:table-cell>
          <table:table-cell table:formula="of:=IF(AND([.A102]=2;[.B102]=3);&quot;(2≠3)&quot;;IF([.A102]=2;&quot;(≤2)&quot;;IF([.B102]=3;&quot;(≥3)&quot;;&quot;&quot;)))">
            <text:p/>
          </table:table-cell>
          <table:table-cell table:formula="of:=CONCATENATE([.C102];&quot; &quot;; [.E102])" office:value-type="string" office:string-value="oct ">
            <text:p>oct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pen</text:p>
          </table:table-cell>
          <table:table-cell office:value-type="string">
            <text:p>&lt;built-in function open&gt;</text:p>
          </table:table-cell>
          <table:table-cell table:formula="of:=IF(AND([.A103]=2;[.B103]=3);&quot;(2≠3)&quot;;IF([.A103]=2;&quot;(≤2)&quot;;IF([.B103]=3;&quot;(≥3)&quot;;&quot;&quot;)))">
            <text:p/>
          </table:table-cell>
          <table:table-cell table:formula="of:=CONCATENATE([.C103];&quot; &quot;; [.E103])" office:value-type="string" office:string-value="open ">
            <text:p>open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rd</text:p>
          </table:table-cell>
          <table:table-cell office:value-type="string">
            <text:p>&lt;built-in function ord&gt;</text:p>
          </table:table-cell>
          <table:table-cell table:formula="of:=IF(AND([.A104]=2;[.B104]=3);&quot;(2≠3)&quot;;IF([.A104]=2;&quot;(≤2)&quot;;IF([.B104]=3;&quot;(≥3)&quot;;&quot;&quot;)))">
            <text:p/>
          </table:table-cell>
          <table:table-cell table:formula="of:=CONCATENATE([.C104];&quot; &quot;; [.E104])" office:value-type="string" office:string-value="ord ">
            <text:p>ord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ow</text:p>
          </table:table-cell>
          <table:table-cell office:value-type="string">
            <text:p>&lt;built-in function pow&gt;</text:p>
          </table:table-cell>
          <table:table-cell table:formula="of:=IF(AND([.A105]=2;[.B105]=3);&quot;(2≠3)&quot;;IF([.A105]=2;&quot;(≤2)&quot;;IF([.B105]=3;&quot;(≥3)&quot;;&quot;&quot;)))">
            <text:p/>
          </table:table-cell>
          <table:table-cell table:formula="of:=CONCATENATE([.C105];&quot; &quot;; [.E105])" office:value-type="string" office:string-value="pow ">
            <text:p>pow 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rint</text:p>
          </table:table-cell>
          <table:table-cell office:value-type="string">
            <text:p>&lt;built-in function print&gt;</text:p>
          </table:table-cell>
          <table:table-cell table:formula="of:=IF(AND([.A106]=2;[.B106]=3);&quot;(2≠3)&quot;;IF([.A106]=2;&quot;(≤2)&quot;;IF([.B106]=3;&quot;(≥3)&quot;;&quot;&quot;)))" office:value-type="string" office:string-value="(≥3)">
            <text:p>(≥3)</text:p>
          </table:table-cell>
          <table:table-cell table:formula="of:=CONCATENATE([.C106];&quot; &quot;; [.E106])" office:value-type="string" office:string-value="print (≥3)">
            <text:p>print (≥3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ange</text:p>
          </table:table-cell>
          <table:table-cell office:value-type="string">
            <text:p>≤2: function, ≥3: class</text:p>
          </table:table-cell>
          <table:table-cell table:formula="of:=IF(AND([.A107]=2;[.B107]=3);&quot;(2≠3)&quot;;IF([.A107]=2;&quot;(≤2)&quot;;IF([.B107]=3;&quot;(≥3)&quot;;&quot;&quot;)))" office:value-type="string" office:string-value="(2≠3)">
            <text:p>(2≠3)</text:p>
          </table:table-cell>
          <table:table-cell table:formula="of:=CONCATENATE([.C107];&quot; &quot;; [.E107])" office:value-type="string" office:string-value="range (2≠3)">
            <text:p>range (2≠3)</text:p>
          </table:table-cell>
          <table:table-cell table:formula="of:=[.D107]" office:value-type="string" office:string-value="≤2: function, ≥3: class">
            <text:p>≤2: function, ≥3: class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raw_input</text:p>
          </table:table-cell>
          <table:table-cell office:value-type="string">
            <text:p>&lt;built-in function raw_input&gt;</text:p>
          </table:table-cell>
          <table:table-cell table:formula="of:=IF(AND([.A108]=2;[.B108]=3);&quot;(2≠3)&quot;;IF([.A108]=2;&quot;(≤2)&quot;;IF([.B108]=3;&quot;(≥3)&quot;;&quot;&quot;)))" office:value-type="string" office:string-value="(≤2)">
            <text:p>(≤2)</text:p>
          </table:table-cell>
          <table:table-cell table:formula="of:=CONCATENATE([.C108];&quot; &quot;; [.E108])" office:value-type="string" office:string-value="raw_input (≤2)">
            <text:p>raw_input (≤2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reduce</text:p>
          </table:table-cell>
          <table:table-cell office:value-type="string">
            <text:p>&lt;built-in function reduce&gt;</text:p>
          </table:table-cell>
          <table:table-cell table:formula="of:=IF(AND([.A109]=2;[.B109]=3);&quot;(2≠3)&quot;;IF([.A109]=2;&quot;(≤2)&quot;;IF([.B109]=3;&quot;(≥3)&quot;;&quot;&quot;)))" office:value-type="string" office:string-value="(≤2)">
            <text:p>(≤2)</text:p>
          </table:table-cell>
          <table:table-cell table:formula="of:=CONCATENATE([.C109];&quot; &quot;; [.E109])" office:value-type="string" office:string-value="reduce (≤2)">
            <text:p>reduce (≤2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reload</text:p>
          </table:table-cell>
          <table:table-cell office:value-type="string">
            <text:p>&lt;built-in function reload&gt;</text:p>
          </table:table-cell>
          <table:table-cell table:formula="of:=IF(AND([.A110]=2;[.B110]=3);&quot;(2≠3)&quot;;IF([.A110]=2;&quot;(≤2)&quot;;IF([.B110]=3;&quot;(≥3)&quot;;&quot;&quot;)))" office:value-type="string" office:string-value="(≤2)">
            <text:p>(≤2)</text:p>
          </table:table-cell>
          <table:table-cell table:formula="of:=CONCATENATE([.C110];&quot; &quot;; [.E110])" office:value-type="string" office:string-value="reload (≤2)">
            <text:p>reload (≤2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pr</text:p>
          </table:table-cell>
          <table:table-cell office:value-type="string">
            <text:p>&lt;built-in function repr&gt;</text:p>
          </table:table-cell>
          <table:table-cell table:formula="of:=IF(AND([.A111]=2;[.B111]=3);&quot;(2≠3)&quot;;IF([.A111]=2;&quot;(≤2)&quot;;IF([.B111]=3;&quot;(≥3)&quot;;&quot;&quot;)))">
            <text:p/>
          </table:table-cell>
          <table:table-cell table:formula="of:=CONCATENATE([.C111];&quot; &quot;; [.E111])" office:value-type="string" office:string-value="repr ">
            <text:p>repr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versed</text:p>
          </table:table-cell>
          <table:table-cell office:value-type="string">
            <text:p>&lt;type 'reversed'&gt;</text:p>
          </table:table-cell>
          <table:table-cell table:formula="of:=IF(AND([.A112]=2;[.B112]=3);&quot;(2≠3)&quot;;IF([.A112]=2;&quot;(≤2)&quot;;IF([.B112]=3;&quot;(≥3)&quot;;&quot;&quot;)))">
            <text:p/>
          </table:table-cell>
          <table:table-cell table:formula="of:=CONCATENATE([.C112];&quot; &quot;; [.E112])" office:value-type="string" office:string-value="reversed ">
            <text:p>reversed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ound</text:p>
          </table:table-cell>
          <table:table-cell office:value-type="string">
            <text:p>&lt;built-in function round&gt;</text:p>
          </table:table-cell>
          <table:table-cell table:formula="of:=IF(AND([.A113]=2;[.B113]=3);&quot;(2≠3)&quot;;IF([.A113]=2;&quot;(≤2)&quot;;IF([.B113]=3;&quot;(≥3)&quot;;&quot;&quot;)))">
            <text:p/>
          </table:table-cell>
          <table:table-cell table:formula="of:=CONCATENATE([.C113];&quot; &quot;; [.E113])" office:value-type="string" office:string-value="round ">
            <text:p>round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etattr</text:p>
          </table:table-cell>
          <table:table-cell office:value-type="string">
            <text:p>&lt;built-in function setattr&gt;</text:p>
          </table:table-cell>
          <table:table-cell table:formula="of:=IF(AND([.A114]=2;[.B114]=3);&quot;(2≠3)&quot;;IF([.A114]=2;&quot;(≤2)&quot;;IF([.B114]=3;&quot;(≥3)&quot;;&quot;&quot;)))">
            <text:p/>
          </table:table-cell>
          <table:table-cell table:formula="of:=CONCATENATE([.C114];&quot; &quot;; [.E114])" office:value-type="string" office:string-value="setattr ">
            <text:p>setattr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orted</text:p>
          </table:table-cell>
          <table:table-cell office:value-type="string">
            <text:p>&lt;built-in function sorted&gt;</text:p>
          </table:table-cell>
          <table:table-cell table:formula="of:=IF(AND([.A115]=2;[.B115]=3);&quot;(2≠3)&quot;;IF([.A115]=2;&quot;(≤2)&quot;;IF([.B115]=3;&quot;(≥3)&quot;;&quot;&quot;)))">
            <text:p/>
          </table:table-cell>
          <table:table-cell table:formula="of:=CONCATENATE([.C115];&quot; &quot;; [.E115])" office:value-type="string" office:string-value="sorted ">
            <text:p>sorted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um</text:p>
          </table:table-cell>
          <table:table-cell office:value-type="string">
            <text:p>&lt;built-in function sum&gt;</text:p>
          </table:table-cell>
          <table:table-cell table:formula="of:=IF(AND([.A116]=2;[.B116]=3);&quot;(2≠3)&quot;;IF([.A116]=2;&quot;(≤2)&quot;;IF([.B116]=3;&quot;(≥3)&quot;;&quot;&quot;)))">
            <text:p/>
          </table:table-cell>
          <table:table-cell table:formula="of:=CONCATENATE([.C116];&quot; &quot;; [.E116])" office:value-type="string" office:string-value="sum ">
            <text:p>sum 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nichr</text:p>
          </table:table-cell>
          <table:table-cell office:value-type="string">
            <text:p>&lt;built-in function unichr&gt;</text:p>
          </table:table-cell>
          <table:table-cell table:formula="of:=IF(AND([.A117]=2;[.B117]=3);&quot;(2≠3)&quot;;IF([.A117]=2;&quot;(≤2)&quot;;IF([.B117]=3;&quot;(≥3)&quot;;&quot;&quot;)))" office:value-type="string" office:string-value="(≤2)">
            <text:p>(≤2)</text:p>
          </table:table-cell>
          <table:table-cell table:formula="of:=CONCATENATE([.C117];&quot; &quot;; [.E117])" office:value-type="string" office:string-value="unichr (≤2)">
            <text:p>unichr (≤2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vars</text:p>
          </table:table-cell>
          <table:table-cell office:value-type="string">
            <text:p>&lt;built-in function vars&gt;</text:p>
          </table:table-cell>
          <table:table-cell table:formula="of:=IF(AND([.A118]=2;[.B118]=3);&quot;(2≠3)&quot;;IF([.A118]=2;&quot;(≤2)&quot;;IF([.B118]=3;&quot;(≥3)&quot;;&quot;&quot;)))">
            <text:p/>
          </table:table-cell>
          <table:table-cell table:formula="of:=CONCATENATE([.C118];&quot; &quot;; [.E118])" office:value-type="string" office:string-value="vars ">
            <text:p>vars 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xrange</text:p>
          </table:table-cell>
          <table:table-cell office:value-type="string">
            <text:p>&lt;type 'xrange'&gt;</text:p>
          </table:table-cell>
          <table:table-cell table:formula="of:=IF(AND([.A119]=2;[.B119]=3);&quot;(2≠3)&quot;;IF([.A119]=2;&quot;(≤2)&quot;;IF([.B119]=3;&quot;(≥3)&quot;;&quot;&quot;)))" office:value-type="string" office:string-value="(≤2)">
            <text:p>(≤2)</text:p>
          </table:table-cell>
          <table:table-cell table:formula="of:=CONCATENATE([.C119];&quot; &quot;; [.E119])" office:value-type="string" office:string-value="xrange (≤2)">
            <text:p>xrange (≤2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zip</text:p>
          </table:table-cell>
          <table:table-cell office:value-type="string">
            <text:p>≤2: function, ≥3: class</text:p>
          </table:table-cell>
          <table:table-cell table:formula="of:=IF(AND([.A120]=2;[.B120]=3);&quot;(2≠3)&quot;;IF([.A120]=2;&quot;(≤2)&quot;;IF([.B120]=3;&quot;(≥3)&quot;;&quot;&quot;)))" office:value-type="string" office:string-value="(2≠3)">
            <text:p>(2≠3)</text:p>
          </table:table-cell>
          <table:table-cell table:formula="of:=CONCATENATE([.C120];&quot; &quot;; [.E120])" office:value-type="string" office:string-value="zip (2≠3)">
            <text:p>zip (2≠3)</text:p>
          </table:table-cell>
          <table:table-cell table:formula="of:=[.D120]" office:value-type="string" office:string-value="≤2: function, ≥3: class">
            <text:p>≤2: function, ≥3: clas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basestring</text:p>
          </table:table-cell>
          <table:table-cell office:value-type="string">
            <text:p>&lt;type 'basestring'&gt;</text:p>
          </table:table-cell>
          <table:table-cell table:formula="of:=IF(AND([.A122]=2;[.B122]=3);&quot;(2≠3)&quot;;IF([.A122]=2;&quot;(≤2)&quot;;IF([.B122]=3;&quot;(≥3)&quot;;&quot;&quot;)))" office:value-type="string" office:string-value="(≤2)">
            <text:p>(≤2)</text:p>
          </table:table-cell>
          <table:table-cell table:formula="of:=CONCATENATE([.C122];&quot; &quot;; [.E122])" office:value-type="string" office:string-value="basestring (≤2)">
            <text:p>basestring (≤2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bool</text:p>
          </table:table-cell>
          <table:table-cell office:value-type="string">
            <text:p>&lt;type 'bool'&gt;</text:p>
          </table:table-cell>
          <table:table-cell table:formula="of:=IF(AND([.A123]=2;[.B123]=3);&quot;(2≠3)&quot;;IF([.A123]=2;&quot;(≤2)&quot;;IF([.B123]=3;&quot;(≥3)&quot;;&quot;&quot;)))">
            <text:p/>
          </table:table-cell>
          <table:table-cell table:formula="of:=CONCATENATE([.C123];&quot; &quot;; [.E123])" office:value-type="string" office:string-value="bool ">
            <text:p>bool 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buffer</text:p>
          </table:table-cell>
          <table:table-cell office:value-type="string">
            <text:p>&lt;type 'buffer'&gt;</text:p>
          </table:table-cell>
          <table:table-cell table:formula="of:=IF(AND([.A124]=2;[.B124]=3);&quot;(2≠3)&quot;;IF([.A124]=2;&quot;(≤2)&quot;;IF([.B124]=3;&quot;(≥3)&quot;;&quot;&quot;)))" office:value-type="string" office:string-value="(≤2)">
            <text:p>(≤2)</text:p>
          </table:table-cell>
          <table:table-cell table:formula="of:=CONCATENATE([.C124];&quot; &quot;; [.E124])" office:value-type="string" office:string-value="buffer (≤2)">
            <text:p>buffer (≤2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bytearray</text:p>
          </table:table-cell>
          <table:table-cell office:value-type="string">
            <text:p>&lt;type 'bytearray'&gt;</text:p>
          </table:table-cell>
          <table:table-cell table:formula="of:=IF(AND([.A125]=2;[.B125]=3);&quot;(2≠3)&quot;;IF([.A125]=2;&quot;(≤2)&quot;;IF([.B125]=3;&quot;(≥3)&quot;;&quot;&quot;)))">
            <text:p/>
          </table:table-cell>
          <table:table-cell table:formula="of:=CONCATENATE([.C125];&quot; &quot;; [.E125])" office:value-type="string" office:string-value="bytearray ">
            <text:p>bytearray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lassmethod</text:p>
          </table:table-cell>
          <table:table-cell office:value-type="string">
            <text:p>&lt;type 'classmethod'&gt;</text:p>
          </table:table-cell>
          <table:table-cell table:formula="of:=IF(AND([.A126]=2;[.B126]=3);&quot;(2≠3)&quot;;IF([.A126]=2;&quot;(≤2)&quot;;IF([.B126]=3;&quot;(≥3)&quot;;&quot;&quot;)))">
            <text:p/>
          </table:table-cell>
          <table:table-cell table:formula="of:=CONCATENATE([.C126];&quot; &quot;; [.E126])" office:value-type="string" office:string-value="classmethod ">
            <text:p>classmethod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omplex</text:p>
          </table:table-cell>
          <table:table-cell office:value-type="string">
            <text:p>&lt;type 'complex'&gt;</text:p>
          </table:table-cell>
          <table:table-cell table:formula="of:=IF(AND([.A127]=2;[.B127]=3);&quot;(2≠3)&quot;;IF([.A127]=2;&quot;(≤2)&quot;;IF([.B127]=3;&quot;(≥3)&quot;;&quot;&quot;)))">
            <text:p/>
          </table:table-cell>
          <table:table-cell table:formula="of:=CONCATENATE([.C127];&quot; &quot;; [.E127])" office:value-type="string" office:string-value="complex ">
            <text:p>complex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ict</text:p>
          </table:table-cell>
          <table:table-cell office:value-type="string">
            <text:p>&lt;type 'dict'&gt;</text:p>
          </table:table-cell>
          <table:table-cell table:formula="of:=IF(AND([.A128]=2;[.B128]=3);&quot;(2≠3)&quot;;IF([.A128]=2;&quot;(≤2)&quot;;IF([.B128]=3;&quot;(≥3)&quot;;&quot;&quot;)))">
            <text:p/>
          </table:table-cell>
          <table:table-cell table:formula="of:=CONCATENATE([.C128];&quot; &quot;; [.E128])" office:value-type="string" office:string-value="dict ">
            <text:p>dict 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file</text:p>
          </table:table-cell>
          <table:table-cell office:value-type="string">
            <text:p>&lt;type 'file'&gt;</text:p>
          </table:table-cell>
          <table:table-cell table:formula="of:=IF(AND([.A129]=2;[.B129]=3);&quot;(2≠3)&quot;;IF([.A129]=2;&quot;(≤2)&quot;;IF([.B129]=3;&quot;(≥3)&quot;;&quot;&quot;)))" office:value-type="string" office:string-value="(≤2)">
            <text:p>(≤2)</text:p>
          </table:table-cell>
          <table:table-cell table:formula="of:=CONCATENATE([.C129];&quot; &quot;; [.E129])" office:value-type="string" office:string-value="file (≤2)">
            <text:p>file (≤2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loat</text:p>
          </table:table-cell>
          <table:table-cell office:value-type="string">
            <text:p>&lt;type 'float'&gt;</text:p>
          </table:table-cell>
          <table:table-cell table:formula="of:=IF(AND([.A130]=2;[.B130]=3);&quot;(2≠3)&quot;;IF([.A130]=2;&quot;(≤2)&quot;;IF([.B130]=3;&quot;(≥3)&quot;;&quot;&quot;)))">
            <text:p/>
          </table:table-cell>
          <table:table-cell table:formula="of:=CONCATENATE([.C130];&quot; &quot;; [.E130])" office:value-type="string" office:string-value="float ">
            <text:p>float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rozenset</text:p>
          </table:table-cell>
          <table:table-cell office:value-type="string">
            <text:p>&lt;type 'frozenset'&gt;</text:p>
          </table:table-cell>
          <table:table-cell table:formula="of:=IF(AND([.A131]=2;[.B131]=3);&quot;(2≠3)&quot;;IF([.A131]=2;&quot;(≤2)&quot;;IF([.B131]=3;&quot;(≥3)&quot;;&quot;&quot;)))">
            <text:p/>
          </table:table-cell>
          <table:table-cell table:formula="of:=CONCATENATE([.C131];&quot; &quot;; [.E131])" office:value-type="string" office:string-value="frozenset ">
            <text:p>frozenset 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nt</text:p>
          </table:table-cell>
          <table:table-cell office:value-type="string">
            <text:p>&lt;type 'int'&gt;</text:p>
          </table:table-cell>
          <table:table-cell table:formula="of:=IF(AND([.A132]=2;[.B132]=3);&quot;(2≠3)&quot;;IF([.A132]=2;&quot;(≤2)&quot;;IF([.B132]=3;&quot;(≥3)&quot;;&quot;&quot;)))" office:value-type="string" office:string-value="(2≠3)">
            <text:p>(2≠3)</text:p>
          </table:table-cell>
          <table:table-cell table:formula="of:=CONCATENATE([.C132];&quot; &quot;; [.E132])" office:value-type="string" office:string-value="int (2≠3)">
            <text:p>int (2≠3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ist</text:p>
          </table:table-cell>
          <table:table-cell office:value-type="string">
            <text:p>&lt;type 'list'&gt;</text:p>
          </table:table-cell>
          <table:table-cell table:formula="of:=IF(AND([.A133]=2;[.B133]=3);&quot;(2≠3)&quot;;IF([.A133]=2;&quot;(≤2)&quot;;IF([.B133]=3;&quot;(≥3)&quot;;&quot;&quot;)))">
            <text:p/>
          </table:table-cell>
          <table:table-cell table:formula="of:=CONCATENATE([.C133];&quot; &quot;; [.E133])" office:value-type="string" office:string-value="list ">
            <text:p>list 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long</text:p>
          </table:table-cell>
          <table:table-cell office:value-type="string">
            <text:p>&lt;type 'long'&gt;</text:p>
          </table:table-cell>
          <table:table-cell table:formula="of:=IF(AND([.A134]=2;[.B134]=3);&quot;(2≠3)&quot;;IF([.A134]=2;&quot;(≤2)&quot;;IF([.B134]=3;&quot;(≥3)&quot;;&quot;&quot;)))" office:value-type="string" office:string-value="(≤2)">
            <text:p>(≤2)</text:p>
          </table:table-cell>
          <table:table-cell table:formula="of:=CONCATENATE([.C134];&quot; &quot;; [.E134])" office:value-type="string" office:string-value="long (≤2)">
            <text:p>long (≤2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bject</text:p>
          </table:table-cell>
          <table:table-cell office:value-type="string">
            <text:p>&lt;type 'object'&gt;</text:p>
          </table:table-cell>
          <table:table-cell table:formula="of:=IF(AND([.A135]=2;[.B135]=3);&quot;(2≠3)&quot;;IF([.A135]=2;&quot;(≤2)&quot;;IF([.B135]=3;&quot;(≥3)&quot;;&quot;&quot;)))">
            <text:p/>
          </table:table-cell>
          <table:table-cell table:formula="of:=CONCATENATE([.C135];&quot; &quot;; [.E135])" office:value-type="string" office:string-value="object ">
            <text:p>object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roperty</text:p>
          </table:table-cell>
          <table:table-cell office:value-type="string">
            <text:p>&lt;type 'property'&gt;</text:p>
          </table:table-cell>
          <table:table-cell table:formula="of:=IF(AND([.A136]=2;[.B136]=3);&quot;(2≠3)&quot;;IF([.A136]=2;&quot;(≤2)&quot;;IF([.B136]=3;&quot;(≥3)&quot;;&quot;&quot;)))">
            <text:p/>
          </table:table-cell>
          <table:table-cell table:formula="of:=CONCATENATE([.C136];&quot; &quot;; [.E136])" office:value-type="string" office:string-value="property ">
            <text:p>property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et</text:p>
          </table:table-cell>
          <table:table-cell office:value-type="string">
            <text:p>&lt;type 'set'&gt;</text:p>
          </table:table-cell>
          <table:table-cell table:formula="of:=IF(AND([.A137]=2;[.B137]=3);&quot;(2≠3)&quot;;IF([.A137]=2;&quot;(≤2)&quot;;IF([.B137]=3;&quot;(≥3)&quot;;&quot;&quot;)))">
            <text:p/>
          </table:table-cell>
          <table:table-cell table:formula="of:=CONCATENATE([.C137];&quot; &quot;; [.E137])" office:value-type="string" office:string-value="set ">
            <text:p>set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lice</text:p>
          </table:table-cell>
          <table:table-cell office:value-type="string">
            <text:p>&lt;type 'slice'&gt;</text:p>
          </table:table-cell>
          <table:table-cell table:formula="of:=IF(AND([.A138]=2;[.B138]=3);&quot;(2≠3)&quot;;IF([.A138]=2;&quot;(≤2)&quot;;IF([.B138]=3;&quot;(≥3)&quot;;&quot;&quot;)))">
            <text:p/>
          </table:table-cell>
          <table:table-cell table:formula="of:=CONCATENATE([.C138];&quot; &quot;; [.E138])" office:value-type="string" office:string-value="slice ">
            <text:p>slice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taticmethod</text:p>
          </table:table-cell>
          <table:table-cell office:value-type="string">
            <text:p>&lt;type 'staticmethod'&gt;</text:p>
          </table:table-cell>
          <table:table-cell table:formula="of:=IF(AND([.A139]=2;[.B139]=3);&quot;(2≠3)&quot;;IF([.A139]=2;&quot;(≤2)&quot;;IF([.B139]=3;&quot;(≥3)&quot;;&quot;&quot;)))">
            <text:p/>
          </table:table-cell>
          <table:table-cell table:formula="of:=CONCATENATE([.C139];&quot; &quot;; [.E139])" office:value-type="string" office:string-value="staticmethod ">
            <text:p>staticmethod 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</text:p>
          </table:table-cell>
          <table:table-cell office:value-type="string">
            <text:p>&lt;type 'str'&gt;</text:p>
          </table:table-cell>
          <table:table-cell table:formula="of:=IF(AND([.A140]=2;[.B140]=3);&quot;(2≠3)&quot;;IF([.A140]=2;&quot;(≤2)&quot;;IF([.B140]=3;&quot;(≥3)&quot;;&quot;&quot;)))" office:value-type="string" office:string-value="(2≠3)">
            <text:p>(2≠3)</text:p>
          </table:table-cell>
          <table:table-cell table:formula="of:=CONCATENATE([.C140];&quot; &quot;; [.E140])" office:value-type="string" office:string-value="str (2≠3)">
            <text:p>str (2≠3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office:value-type="string">
            <text:p>&lt;type 'super'&gt;</text:p>
          </table:table-cell>
          <table:table-cell table:formula="of:=IF(AND([.A141]=2;[.B141]=3);&quot;(2≠3)&quot;;IF([.A141]=2;&quot;(≤2)&quot;;IF([.B141]=3;&quot;(≥3)&quot;;&quot;&quot;)))">
            <text:p/>
          </table:table-cell>
          <table:table-cell table:formula="of:=CONCATENATE([.C141];&quot; &quot;; [.E141])" office:value-type="string" office:string-value="super ">
            <text:p>super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uple</text:p>
          </table:table-cell>
          <table:table-cell office:value-type="string">
            <text:p>&lt;type 'tuple'&gt;</text:p>
          </table:table-cell>
          <table:table-cell table:formula="of:=IF(AND([.A142]=2;[.B142]=3);&quot;(2≠3)&quot;;IF([.A142]=2;&quot;(≤2)&quot;;IF([.B142]=3;&quot;(≥3)&quot;;&quot;&quot;)))">
            <text:p/>
          </table:table-cell>
          <table:table-cell table:formula="of:=CONCATENATE([.C142];&quot; &quot;; [.E142])" office:value-type="string" office:string-value="tuple ">
            <text:p>tuple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ype</text:p>
          </table:table-cell>
          <table:table-cell office:value-type="string">
            <text:p>&lt;type 'type'&gt;</text:p>
          </table:table-cell>
          <table:table-cell table:formula="of:=IF(AND([.A143]=2;[.B143]=3);&quot;(2≠3)&quot;;IF([.A143]=2;&quot;(≤2)&quot;;IF([.B143]=3;&quot;(≥3)&quot;;&quot;&quot;)))">
            <text:p/>
          </table:table-cell>
          <table:table-cell table:formula="of:=CONCATENATE([.C143];&quot; &quot;; [.E143])" office:value-type="string" office:string-value="type ">
            <text:p>type 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nicode</text:p>
          </table:table-cell>
          <table:table-cell office:value-type="string">
            <text:p>&lt;type 'unicode'&gt;</text:p>
          </table:table-cell>
          <table:table-cell table:formula="of:=IF(AND([.A144]=2;[.B144]=3);&quot;(2≠3)&quot;;IF([.A144]=2;&quot;(≤2)&quot;;IF([.B144]=3;&quot;(≥3)&quot;;&quot;&quot;)))" office:value-type="string" office:string-value="(≤2)">
            <text:p>(≤2)</text:p>
          </table:table-cell>
          <table:table-cell table:formula="of:=CONCATENATE([.C144];&quot; &quot;; [.E144])" office:value-type="string" office:string-value="unicode (≤2)">
            <text:p>unicode (≤2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emoryview</text:p>
          </table:table-cell>
          <table:table-cell office:value-type="string">
            <text:p>class</text:p>
          </table:table-cell>
          <table:table-cell table:formula="of:=IF(AND([.A146]=2;[.B146]=3);&quot;(2≠3)&quot;;IF([.A146]=2;&quot;(≤2)&quot;;IF([.B146]=3;&quot;(≥3)&quot;;&quot;&quot;)))" office:value-type="string" office:string-value="(≥3)">
            <text:p>(≥3)</text:p>
          </table:table-cell>
          <table:table-cell table:formula="of:=CONCATENATE([.C146];&quot; &quot;; [.E146])" office:value-type="string" office:string-value="memoryview (≥3)">
            <text:p>memoryview (≥3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opyright</text:p>
          </table:table-cell>
          <table:table-cell office:value-type="string">
            <text:p>console</text:p>
          </table:table-cell>
          <table:table-cell table:formula="of:=IF(AND([.A147]=2;[.B147]=3);&quot;(2≠3)&quot;;IF([.A147]=2;&quot;(≤2)&quot;;IF([.B147]=3;&quot;(≥3)&quot;;&quot;&quot;)))">
            <text:p/>
          </table:table-cell>
          <table:table-cell table:formula="of:=CONCATENATE([.C147];&quot; &quot;; [.E147])" office:value-type="string" office:string-value="copyright ">
            <text:p>copyright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redits</text:p>
          </table:table-cell>
          <table:table-cell office:value-type="string">
            <text:p>console</text:p>
          </table:table-cell>
          <table:table-cell table:formula="of:=IF(AND([.A148]=2;[.B148]=3);&quot;(2≠3)&quot;;IF([.A148]=2;&quot;(≤2)&quot;;IF([.B148]=3;&quot;(≥3)&quot;;&quot;&quot;)))">
            <text:p/>
          </table:table-cell>
          <table:table-cell table:formula="of:=CONCATENATE([.C148];&quot; &quot;; [.E148])" office:value-type="string" office:string-value="credits ">
            <text:p>credits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xit</text:p>
          </table:table-cell>
          <table:table-cell office:value-type="string">
            <text:p>console</text:p>
          </table:table-cell>
          <table:table-cell table:formula="of:=IF(AND([.A149]=2;[.B149]=3);&quot;(2≠3)&quot;;IF([.A149]=2;&quot;(≤2)&quot;;IF([.B149]=3;&quot;(≥3)&quot;;&quot;&quot;)))">
            <text:p/>
          </table:table-cell>
          <table:table-cell table:formula="of:=CONCATENATE([.C149];&quot; &quot;; [.E149])" office:value-type="string" office:string-value="exit ">
            <text:p>exit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help</text:p>
          </table:table-cell>
          <table:table-cell office:value-type="string">
            <text:p>console</text:p>
          </table:table-cell>
          <table:table-cell table:formula="of:=IF(AND([.A150]=2;[.B150]=3);&quot;(2≠3)&quot;;IF([.A150]=2;&quot;(≤2)&quot;;IF([.B150]=3;&quot;(≥3)&quot;;&quot;&quot;)))">
            <text:p/>
          </table:table-cell>
          <table:table-cell table:formula="of:=CONCATENATE([.C150];&quot; &quot;; [.E150])" office:value-type="string" office:string-value="help ">
            <text:p>help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icense</text:p>
          </table:table-cell>
          <table:table-cell office:value-type="string">
            <text:p>console</text:p>
          </table:table-cell>
          <table:table-cell table:formula="of:=IF(AND([.A151]=2;[.B151]=3);&quot;(2≠3)&quot;;IF([.A151]=2;&quot;(≤2)&quot;;IF([.B151]=3;&quot;(≥3)&quot;;&quot;&quot;)))">
            <text:p/>
          </table:table-cell>
          <table:table-cell table:formula="of:=CONCATENATE([.C151];&quot; &quot;; [.E151])" office:value-type="string" office:string-value="license ">
            <text:p>license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quit</text:p>
          </table:table-cell>
          <table:table-cell office:value-type="string">
            <text:p>console</text:p>
          </table:table-cell>
          <table:table-cell table:formula="of:=IF(AND([.A152]=2;[.B152]=3);&quot;(2≠3)&quot;;IF([.A152]=2;&quot;(≤2)&quot;;IF([.B152]=3;&quot;(≥3)&quot;;&quot;&quot;)))">
            <text:p/>
          </table:table-cell>
          <table:table-cell table:formula="of:=CONCATENATE([.C152];&quot; &quot;; [.E152])" office:value-type="string" office:string-value="quit ">
            <text:p>quit 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ytes</text:p>
          </table:table-cell>
          <table:table-cell office:value-type="string">
            <text:p>type str (≤2) or class bytes (≥3)</text:p>
          </table:table-cell>
          <table:table-cell table:formula="of:=IF(AND([.A157]=2;[.B157]=3);&quot;(2≠3)&quot;;IF([.A157]=2;&quot;(≤2)&quot;;IF([.B157]=3;&quot;(≥3)&quot;;&quot;&quot;)))" office:value-type="string" office:string-value="(2≠3)">
            <text:p>(2≠3)</text:p>
          </table:table-cell>
          <table:table-cell table:formula="of:=CONCATENATE([.C157];&quot; &quot;; [.E157])" office:value-type="string" office:string-value="bytes (2≠3)">
            <text:p>bytes (2≠3)</text:p>
          </table:table-cell>
          <table:table-cell table:formula="of:=[.D157]" office:value-type="string" office:string-value="type str (≤2) or class bytes (≥3)">
            <text:p>type str (≤2) or class bytes (≥3)</text:p>
          </table:table-cell>
          <table:table-cell table:number-columns-repeated="1017"/>
        </table:table-row>
        <table:table-row table:style-name="ro1">
          <table:table-cell table:formula="of:=SUM([.A64:.A157])/2" office:value-type="float" office:value="24">
            <text:p>24</text:p>
          </table:table-cell>
          <table:table-cell table:formula="of:=SUM([.B64:.B157])/3" office:value-type="float" office:value="12">
            <text:p>12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builtins.A63:builtins.G120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03/16/2011</text:date>, <text:time>01:4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Ramalho</meta:initial-creator>
    <meta:creation-date>2011-03-13T20:42:36</meta:creation-date>
    <dc:date>2011-03-16T01:49:57</dc:date>
    <dc:creator>Luciano Ramalho</dc:creator>
    <meta:editing-duration>PT02H48M55S</meta:editing-duration>
    <meta:editing-cycles>4</meta:editing-cycles>
    <meta:generator>OpenOffice.org/3.2$Unix OpenOffice.org_project/320m12$Build-9483</meta:generator>
    <meta:document-statistic meta:table-count="3" meta:cell-count="777" meta:object-count="0"/>
  </office:meta>
</office:document-meta>
</file>